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4.8508288168228" calcext:value-type="float">
            <text:p>-44.8508288168228</text:p>
          </table:table-cell>
          <table:table-cell office:value-type="float" office:value="-146.280704580049" calcext:value-type="float">
            <text:p>-146.280704580049</text:p>
          </table:table-cell>
          <table:table-cell office:value-type="float" office:value="-186.17427201383" calcext:value-type="float">
            <text:p>-186.17427201383</text:p>
          </table:table-cell>
          <table:table-cell office:value-type="float" office:value="-208.480304886527" calcext:value-type="float">
            <text:p>-208.480304886527</text:p>
          </table:table-cell>
          <table:table-cell office:value-type="float" office:value="-73.8858939796825" calcext:value-type="float">
            <text:p>-73.8858939796825</text:p>
          </table:table-cell>
          <table:table-cell office:value-type="float" office:value="-36.0671418691073" calcext:value-type="float">
            <text:p>-36.0671418691073</text:p>
          </table:table-cell>
          <table:table-cell office:value-type="float" office:value="0.158718561170082" calcext:value-type="float">
            <text:p>0.158718561170082</text:p>
          </table:table-cell>
          <table:table-cell office:value-type="float" office:value="29.0376091089268" calcext:value-type="float">
            <text:p>29.0376091089268</text:p>
          </table:table-cell>
          <table:table-cell office:value-type="float" office:value="39.5508279984764" calcext:value-type="float">
            <text:p>39.5508279984764</text:p>
          </table:table-cell>
          <table:table-cell office:value-type="float" office:value="0.989486808384335" calcext:value-type="float">
            <text:p>0.9894868083843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5.2136904040917" calcext:value-type="float">
            <text:p>-45.2136904040917</text:p>
          </table:table-cell>
          <table:table-cell office:value-type="float" office:value="-147.380555642863" calcext:value-type="float">
            <text:p>-147.380555642863</text:p>
          </table:table-cell>
          <table:table-cell office:value-type="float" office:value="-185.614118328597" calcext:value-type="float">
            <text:p>-185.614118328597</text:p>
          </table:table-cell>
          <table:table-cell office:value-type="float" office:value="-207.658817805064" calcext:value-type="float">
            <text:p>-207.658817805064</text:p>
          </table:table-cell>
          <table:table-cell office:value-type="float" office:value="-75.4987317835024" calcext:value-type="float">
            <text:p>-75.4987317835024</text:p>
          </table:table-cell>
          <table:table-cell office:value-type="float" office:value="-34.9250654122822" calcext:value-type="float">
            <text:p>-34.9250654122822</text:p>
          </table:table-cell>
          <table:table-cell office:value-type="float" office:value="0.15869195975954" calcext:value-type="float">
            <text:p>0.15869195975954</text:p>
          </table:table-cell>
          <table:table-cell office:value-type="float" office:value="28.9739882516116" calcext:value-type="float">
            <text:p>28.9739882516116</text:p>
          </table:table-cell>
          <table:table-cell office:value-type="float" office:value="39.6189403117162" calcext:value-type="float">
            <text:p>39.6189403117162</text:p>
          </table:table-cell>
          <table:table-cell office:value-type="float" office:value="0.997998825811272" calcext:value-type="float">
            <text:p>0.9979988258112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5.2615056067756" calcext:value-type="float">
            <text:p>-45.2615056067756</text:p>
          </table:table-cell>
          <table:table-cell office:value-type="float" office:value="-145.837002364273" calcext:value-type="float">
            <text:p>-145.837002364273</text:p>
          </table:table-cell>
          <table:table-cell office:value-type="float" office:value="-185.861073567209" calcext:value-type="float">
            <text:p>-185.861073567209</text:p>
          </table:table-cell>
          <table:table-cell office:value-type="float" office:value="-207.582848875135" calcext:value-type="float">
            <text:p>-207.582848875135</text:p>
          </table:table-cell>
          <table:table-cell office:value-type="float" office:value="-75.3606656019462" calcext:value-type="float">
            <text:p>-75.3606656019462</text:p>
          </table:table-cell>
          <table:table-cell office:value-type="float" office:value="-34.6238550598118" calcext:value-type="float">
            <text:p>-34.6238550598118</text:p>
          </table:table-cell>
          <table:table-cell office:value-type="float" office:value="0.158683138315366" calcext:value-type="float">
            <text:p>0.158683138315366</text:p>
          </table:table-cell>
          <table:table-cell office:value-type="float" office:value="28.9957712192999" calcext:value-type="float">
            <text:p>28.9957712192999</text:p>
          </table:table-cell>
          <table:table-cell office:value-type="float" office:value="39.4901905763612" calcext:value-type="float">
            <text:p>39.4901905763612</text:p>
          </table:table-cell>
          <table:table-cell office:value-type="float" office:value="0.997269671734981" calcext:value-type="float">
            <text:p>0.9972696717349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4.8037360999327" calcext:value-type="float">
            <text:p>-44.8037360999327</text:p>
          </table:table-cell>
          <table:table-cell office:value-type="float" office:value="-143.431899371573" calcext:value-type="float">
            <text:p>-143.431899371573</text:p>
          </table:table-cell>
          <table:table-cell office:value-type="float" office:value="-186.268756153932" calcext:value-type="float">
            <text:p>-186.268756153932</text:p>
          </table:table-cell>
          <table:table-cell office:value-type="float" office:value="-208.311766907125" calcext:value-type="float">
            <text:p>-208.311766907125</text:p>
          </table:table-cell>
          <table:table-cell office:value-type="float" office:value="-73.5764144670988" calcext:value-type="float">
            <text:p>-73.5764144670988</text:p>
          </table:table-cell>
          <table:table-cell office:value-type="float" office:value="-34.7106002713102" calcext:value-type="float">
            <text:p>-34.7106002713102</text:p>
          </table:table-cell>
          <table:table-cell office:value-type="float" office:value="0.158714738063849" calcext:value-type="float">
            <text:p>0.158714738063849</text:p>
          </table:table-cell>
          <table:table-cell office:value-type="float" office:value="28.9366654964572" calcext:value-type="float">
            <text:p>28.9366654964572</text:p>
          </table:table-cell>
          <table:table-cell office:value-type="float" office:value="39.7953413603403" calcext:value-type="float">
            <text:p>39.7953413603403</text:p>
          </table:table-cell>
          <table:table-cell office:value-type="float" office:value="0.982085942129282" calcext:value-type="float">
            <text:p>0.9820859421292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45.1944465422344" calcext:value-type="float">
            <text:p>-45.1944465422344</text:p>
          </table:table-cell>
          <table:table-cell office:value-type="float" office:value="-145.59300364148" calcext:value-type="float">
            <text:p>-145.59300364148</text:p>
          </table:table-cell>
          <table:table-cell office:value-type="float" office:value="-185.696431997043" calcext:value-type="float">
            <text:p>-185.696431997043</text:p>
          </table:table-cell>
          <table:table-cell office:value-type="float" office:value="-205.98434698264" calcext:value-type="float">
            <text:p>-205.98434698264</text:p>
          </table:table-cell>
          <table:table-cell office:value-type="float" office:value="-73.6142276284522" calcext:value-type="float">
            <text:p>-73.6142276284522</text:p>
          </table:table-cell>
          <table:table-cell office:value-type="float" office:value="-36.3521921502617" calcext:value-type="float">
            <text:p>-36.3521921502617</text:p>
          </table:table-cell>
          <table:table-cell office:value-type="float" office:value="0.158679112582093" calcext:value-type="float">
            <text:p>0.158679112582093</text:p>
          </table:table-cell>
          <table:table-cell office:value-type="float" office:value="28.9511368819404" calcext:value-type="float">
            <text:p>28.9511368819404</text:p>
          </table:table-cell>
          <table:table-cell office:value-type="float" office:value="40.0581378708657" calcext:value-type="float">
            <text:p>40.0581378708657</text:p>
          </table:table-cell>
          <table:table-cell office:value-type="float" office:value="0.99349650358967" calcext:value-type="float">
            <text:p>0.993496503589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45.5388323162565" calcext:value-type="float">
            <text:p>-45.5388323162565</text:p>
          </table:table-cell>
          <table:table-cell office:value-type="float" office:value="-150.099908469689" calcext:value-type="float">
            <text:p>-150.099908469689</text:p>
          </table:table-cell>
          <table:table-cell office:value-type="float" office:value="-186.436851212004" calcext:value-type="float">
            <text:p>-186.436851212004</text:p>
          </table:table-cell>
          <table:table-cell office:value-type="float" office:value="-205.415655840263" calcext:value-type="float">
            <text:p>-205.415655840263</text:p>
          </table:table-cell>
          <table:table-cell office:value-type="float" office:value="-75.1387710943252" calcext:value-type="float">
            <text:p>-75.1387710943252</text:p>
          </table:table-cell>
          <table:table-cell office:value-type="float" office:value="-34.444259460469" calcext:value-type="float">
            <text:p>-34.444259460469</text:p>
          </table:table-cell>
          <table:table-cell office:value-type="float" office:value="0.15873532231618" calcext:value-type="float">
            <text:p>0.15873532231618</text:p>
          </table:table-cell>
          <table:table-cell office:value-type="float" office:value="28.9891061040866" calcext:value-type="float">
            <text:p>28.9891061040866</text:p>
          </table:table-cell>
          <table:table-cell office:value-type="float" office:value="40.4358799338248" calcext:value-type="float">
            <text:p>40.4358799338248</text:p>
          </table:table-cell>
          <table:table-cell office:value-type="float" office:value="1.0009283266872" calcext:value-type="float">
            <text:p>1.00092832668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4.6091675972745" calcext:value-type="float">
            <text:p>-44.6091675972745</text:p>
          </table:table-cell>
          <table:table-cell office:value-type="float" office:value="-142.38927190821" calcext:value-type="float">
            <text:p>-142.38927190821</text:p>
          </table:table-cell>
          <table:table-cell office:value-type="float" office:value="-185.80421471369" calcext:value-type="float">
            <text:p>-185.80421471369</text:p>
          </table:table-cell>
          <table:table-cell office:value-type="float" office:value="-207.644491649359" calcext:value-type="float">
            <text:p>-207.644491649359</text:p>
          </table:table-cell>
          <table:table-cell office:value-type="float" office:value="-74.4233458570149" calcext:value-type="float">
            <text:p>-74.4233458570149</text:p>
          </table:table-cell>
          <table:table-cell office:value-type="float" office:value="-35.4986212539358" calcext:value-type="float">
            <text:p>-35.4986212539358</text:p>
          </table:table-cell>
          <table:table-cell office:value-type="float" office:value="0.158717210991777" calcext:value-type="float">
            <text:p>0.158717210991777</text:p>
          </table:table-cell>
          <table:table-cell office:value-type="float" office:value="29.0314227791936" calcext:value-type="float">
            <text:p>29.0314227791936</text:p>
          </table:table-cell>
          <table:table-cell office:value-type="float" office:value="39.4061613510304" calcext:value-type="float">
            <text:p>39.4061613510304</text:p>
          </table:table-cell>
          <table:table-cell office:value-type="float" office:value="0.980528149714897" calcext:value-type="float">
            <text:p>0.9805281497148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5.3265671447767" calcext:value-type="float">
            <text:p>-45.3265671447767</text:p>
          </table:table-cell>
          <table:table-cell office:value-type="float" office:value="-145.93932268072" calcext:value-type="float">
            <text:p>-145.93932268072</text:p>
          </table:table-cell>
          <table:table-cell office:value-type="float" office:value="-186.509458607609" calcext:value-type="float">
            <text:p>-186.509458607609</text:p>
          </table:table-cell>
          <table:table-cell office:value-type="float" office:value="-206.471486602915" calcext:value-type="float">
            <text:p>-206.471486602915</text:p>
          </table:table-cell>
          <table:table-cell office:value-type="float" office:value="-73.3501106781214" calcext:value-type="float">
            <text:p>-73.3501106781214</text:p>
          </table:table-cell>
          <table:table-cell office:value-type="float" office:value="-36.1428216219735" calcext:value-type="float">
            <text:p>-36.1428216219735</text:p>
          </table:table-cell>
          <table:table-cell office:value-type="float" office:value="0.158702585686982" calcext:value-type="float">
            <text:p>0.158702585686982</text:p>
          </table:table-cell>
          <table:table-cell office:value-type="float" office:value="29.0253285121365" calcext:value-type="float">
            <text:p>29.0253285121365</text:p>
          </table:table-cell>
          <table:table-cell office:value-type="float" office:value="40.6218446910048" calcext:value-type="float">
            <text:p>40.6218446910048</text:p>
          </table:table-cell>
          <table:table-cell office:value-type="float" office:value="0.993915632578506" calcext:value-type="float">
            <text:p>0.9939156325785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4.7869256028634" calcext:value-type="float">
            <text:p>-44.7869256028634</text:p>
          </table:table-cell>
          <table:table-cell office:value-type="float" office:value="-147.38955942336" calcext:value-type="float">
            <text:p>-147.38955942336</text:p>
          </table:table-cell>
          <table:table-cell office:value-type="float" office:value="-185.820437957457" calcext:value-type="float">
            <text:p>-185.820437957457</text:p>
          </table:table-cell>
          <table:table-cell office:value-type="float" office:value="-208.362245180944" calcext:value-type="float">
            <text:p>-208.362245180944</text:p>
          </table:table-cell>
          <table:table-cell office:value-type="float" office:value="-74.0215676982404" calcext:value-type="float">
            <text:p>-74.0215676982404</text:p>
          </table:table-cell>
          <table:table-cell office:value-type="float" office:value="-35.8117723765914" calcext:value-type="float">
            <text:p>-35.8117723765914</text:p>
          </table:table-cell>
          <table:table-cell office:value-type="float" office:value="0.158701043784748" calcext:value-type="float">
            <text:p>0.158701043784748</text:p>
          </table:table-cell>
          <table:table-cell office:value-type="float" office:value="28.9918800079376" calcext:value-type="float">
            <text:p>28.9918800079376</text:p>
          </table:table-cell>
          <table:table-cell office:value-type="float" office:value="40.8484642040629" calcext:value-type="float">
            <text:p>40.8484642040629</text:p>
          </table:table-cell>
          <table:table-cell office:value-type="float" office:value="0.983898659982346" calcext:value-type="float">
            <text:p>0.9838986599823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4.6409524391671" calcext:value-type="float">
            <text:p>-44.6409524391671</text:p>
          </table:table-cell>
          <table:table-cell office:value-type="float" office:value="-147.686749833251" calcext:value-type="float">
            <text:p>-147.686749833251</text:p>
          </table:table-cell>
          <table:table-cell office:value-type="float" office:value="-185.704273701178" calcext:value-type="float">
            <text:p>-185.704273701178</text:p>
          </table:table-cell>
          <table:table-cell office:value-type="float" office:value="-205.613737165538" calcext:value-type="float">
            <text:p>-205.613737165538</text:p>
          </table:table-cell>
          <table:table-cell office:value-type="float" office:value="-73.7689734515812" calcext:value-type="float">
            <text:p>-73.7689734515812</text:p>
          </table:table-cell>
          <table:table-cell office:value-type="float" office:value="-35.9368115609207" calcext:value-type="float">
            <text:p>-35.9368115609207</text:p>
          </table:table-cell>
          <table:table-cell office:value-type="float" office:value="0.158695967758309" calcext:value-type="float">
            <text:p>0.158695967758309</text:p>
          </table:table-cell>
          <table:table-cell office:value-type="float" office:value="29.0241476735145" calcext:value-type="float">
            <text:p>29.0241476735145</text:p>
          </table:table-cell>
          <table:table-cell office:value-type="float" office:value="39.8486109602601" calcext:value-type="float">
            <text:p>39.8486109602601</text:p>
          </table:table-cell>
          <table:table-cell office:value-type="float" office:value="0.984389644961733" calcext:value-type="float">
            <text:p>0.9843896449617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4.7597979561649" calcext:value-type="float">
            <text:p>-44.7597979561649</text:p>
          </table:table-cell>
          <table:table-cell office:value-type="float" office:value="-149.215245572488" calcext:value-type="float">
            <text:p>-149.215245572488</text:p>
          </table:table-cell>
          <table:table-cell office:value-type="float" office:value="-186.171170808182" calcext:value-type="float">
            <text:p>-186.171170808182</text:p>
          </table:table-cell>
          <table:table-cell office:value-type="float" office:value="-205.878101804093" calcext:value-type="float">
            <text:p>-205.878101804093</text:p>
          </table:table-cell>
          <table:table-cell office:value-type="float" office:value="-73.5951586849422" calcext:value-type="float">
            <text:p>-73.5951586849422</text:p>
          </table:table-cell>
          <table:table-cell office:value-type="float" office:value="-36.4648603619673" calcext:value-type="float">
            <text:p>-36.4648603619673</text:p>
          </table:table-cell>
          <table:table-cell office:value-type="float" office:value="0.158734540688826" calcext:value-type="float">
            <text:p>0.158734540688826</text:p>
          </table:table-cell>
          <table:table-cell office:value-type="float" office:value="28.9823649960311" calcext:value-type="float">
            <text:p>28.9823649960311</text:p>
          </table:table-cell>
          <table:table-cell office:value-type="float" office:value="39.0044858376407" calcext:value-type="float">
            <text:p>39.0044858376407</text:p>
          </table:table-cell>
          <table:table-cell office:value-type="float" office:value="0.985962218062194" calcext:value-type="float">
            <text:p>0.9859622180621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5.0803902914479" calcext:value-type="float">
            <text:p>-45.0803902914479</text:p>
          </table:table-cell>
          <table:table-cell office:value-type="float" office:value="-143.993513823152" calcext:value-type="float">
            <text:p>-143.993513823152</text:p>
          </table:table-cell>
          <table:table-cell office:value-type="float" office:value="-186.408403059476" calcext:value-type="float">
            <text:p>-186.408403059476</text:p>
          </table:table-cell>
          <table:table-cell office:value-type="float" office:value="-205.755352250836" calcext:value-type="float">
            <text:p>-205.755352250836</text:p>
          </table:table-cell>
          <table:table-cell office:value-type="float" office:value="-75.0852756542835" calcext:value-type="float">
            <text:p>-75.0852756542835</text:p>
          </table:table-cell>
          <table:table-cell office:value-type="float" office:value="-36.0013990022664" calcext:value-type="float">
            <text:p>-36.0013990022664</text:p>
          </table:table-cell>
          <table:table-cell office:value-type="float" office:value="0.158708832814396" calcext:value-type="float">
            <text:p>0.158708832814396</text:p>
          </table:table-cell>
          <table:table-cell office:value-type="float" office:value="29.0201893925602" calcext:value-type="float">
            <text:p>29.0201893925602</text:p>
          </table:table-cell>
          <table:table-cell office:value-type="float" office:value="40.6466939597982" calcext:value-type="float">
            <text:p>40.6466939597982</text:p>
          </table:table-cell>
          <table:table-cell office:value-type="float" office:value="0.984679625407952" calcext:value-type="float">
            <text:p>0.9846796254079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5.0597286942295" calcext:value-type="float">
            <text:p>-45.0597286942295</text:p>
          </table:table-cell>
          <table:table-cell office:value-type="float" office:value="-145.102991984807" calcext:value-type="float">
            <text:p>-145.102991984807</text:p>
          </table:table-cell>
          <table:table-cell office:value-type="float" office:value="-186.211876848047" calcext:value-type="float">
            <text:p>-186.211876848047</text:p>
          </table:table-cell>
          <table:table-cell office:value-type="float" office:value="-207.995173123166" calcext:value-type="float">
            <text:p>-207.995173123166</text:p>
          </table:table-cell>
          <table:table-cell office:value-type="float" office:value="-73.8485668852084" calcext:value-type="float">
            <text:p>-73.8485668852084</text:p>
          </table:table-cell>
          <table:table-cell office:value-type="float" office:value="-34.4622982147866" calcext:value-type="float">
            <text:p>-34.4622982147866</text:p>
          </table:table-cell>
          <table:table-cell office:value-type="float" office:value="0.158712272416645" calcext:value-type="float">
            <text:p>0.158712272416645</text:p>
          </table:table-cell>
          <table:table-cell office:value-type="float" office:value="28.9498998859428" calcext:value-type="float">
            <text:p>28.9498998859428</text:p>
          </table:table-cell>
          <table:table-cell office:value-type="float" office:value="41.2765813635548" calcext:value-type="float">
            <text:p>41.2765813635548</text:p>
          </table:table-cell>
          <table:table-cell office:value-type="float" office:value="0.984705534109152" calcext:value-type="float">
            <text:p>0.9847055341091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45.1158681340738" calcext:value-type="float">
            <text:p>-45.1158681340738</text:p>
          </table:table-cell>
          <table:table-cell office:value-type="float" office:value="-149.535792854031" calcext:value-type="float">
            <text:p>-149.535792854031</text:p>
          </table:table-cell>
          <table:table-cell office:value-type="float" office:value="-185.800450104187" calcext:value-type="float">
            <text:p>-185.800450104187</text:p>
          </table:table-cell>
          <table:table-cell office:value-type="float" office:value="-208.123756968433" calcext:value-type="float">
            <text:p>-208.123756968433</text:p>
          </table:table-cell>
          <table:table-cell office:value-type="float" office:value="-74.7690796108223" calcext:value-type="float">
            <text:p>-74.7690796108223</text:p>
          </table:table-cell>
          <table:table-cell office:value-type="float" office:value="-35.8630006120703" calcext:value-type="float">
            <text:p>-35.8630006120703</text:p>
          </table:table-cell>
          <table:table-cell office:value-type="float" office:value="0.158682906281045" calcext:value-type="float">
            <text:p>0.158682906281045</text:p>
          </table:table-cell>
          <table:table-cell office:value-type="float" office:value="29.0266090019506" calcext:value-type="float">
            <text:p>29.0266090019506</text:p>
          </table:table-cell>
          <table:table-cell office:value-type="float" office:value="39.3435553076873" calcext:value-type="float">
            <text:p>39.3435553076873</text:p>
          </table:table-cell>
          <table:table-cell office:value-type="float" office:value="1.00229777011639" calcext:value-type="float">
            <text:p>1.002297770116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45.133327739755" calcext:value-type="float">
            <text:p>-45.133327739755</text:p>
          </table:table-cell>
          <table:table-cell office:value-type="float" office:value="-144.621064883696" calcext:value-type="float">
            <text:p>-144.621064883696</text:p>
          </table:table-cell>
          <table:table-cell office:value-type="float" office:value="-186.290281109598" calcext:value-type="float">
            <text:p>-186.290281109598</text:p>
          </table:table-cell>
          <table:table-cell office:value-type="float" office:value="-205.522201757517" calcext:value-type="float">
            <text:p>-205.522201757517</text:p>
          </table:table-cell>
          <table:table-cell office:value-type="float" office:value="-74.1133473337935" calcext:value-type="float">
            <text:p>-74.1133473337935</text:p>
          </table:table-cell>
          <table:table-cell office:value-type="float" office:value="-35.4140861018566" calcext:value-type="float">
            <text:p>-35.4140861018566</text:p>
          </table:table-cell>
          <table:table-cell office:value-type="float" office:value="0.158729507424615" calcext:value-type="float">
            <text:p>0.158729507424615</text:p>
          </table:table-cell>
          <table:table-cell office:value-type="float" office:value="28.9615895078056" calcext:value-type="float">
            <text:p>28.9615895078056</text:p>
          </table:table-cell>
          <table:table-cell office:value-type="float" office:value="39.232663102802" calcext:value-type="float">
            <text:p>39.232663102802</text:p>
          </table:table-cell>
          <table:table-cell office:value-type="float" office:value="0.993778423496297" calcext:value-type="float">
            <text:p>0.9937784234962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44.9787506041023" calcext:value-type="float">
            <text:p>-44.9787506041023</text:p>
          </table:table-cell>
          <table:table-cell office:value-type="float" office:value="-147.442967341693" calcext:value-type="float">
            <text:p>-147.442967341693</text:p>
          </table:table-cell>
          <table:table-cell office:value-type="float" office:value="-185.739401004743" calcext:value-type="float">
            <text:p>-185.739401004743</text:p>
          </table:table-cell>
          <table:table-cell office:value-type="float" office:value="-204.989788131415" calcext:value-type="float">
            <text:p>-204.989788131415</text:p>
          </table:table-cell>
          <table:table-cell office:value-type="float" office:value="-72.2345268838752" calcext:value-type="float">
            <text:p>-72.2345268838752</text:p>
          </table:table-cell>
          <table:table-cell office:value-type="float" office:value="-35.7994175955119" calcext:value-type="float">
            <text:p>-35.7994175955119</text:p>
          </table:table-cell>
          <table:table-cell office:value-type="float" office:value="0.158697313396483" calcext:value-type="float">
            <text:p>0.158697313396483</text:p>
          </table:table-cell>
          <table:table-cell office:value-type="float" office:value="29.035980198749" calcext:value-type="float">
            <text:p>29.035980198749</text:p>
          </table:table-cell>
          <table:table-cell office:value-type="float" office:value="40.303244670646" calcext:value-type="float">
            <text:p>40.303244670646</text:p>
          </table:table-cell>
          <table:table-cell office:value-type="float" office:value="0.991716108315469" calcext:value-type="float">
            <text:p>0.9917161083154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45.2330282612456" calcext:value-type="float">
            <text:p>-45.2330282612456</text:p>
          </table:table-cell>
          <table:table-cell office:value-type="float" office:value="-140.88836261016" calcext:value-type="float">
            <text:p>-140.88836261016</text:p>
          </table:table-cell>
          <table:table-cell office:value-type="float" office:value="-186.445967259161" calcext:value-type="float">
            <text:p>-186.445967259161</text:p>
          </table:table-cell>
          <table:table-cell office:value-type="float" office:value="-208.079213523993" calcext:value-type="float">
            <text:p>-208.079213523993</text:p>
          </table:table-cell>
          <table:table-cell office:value-type="float" office:value="-75.4244253078879" calcext:value-type="float">
            <text:p>-75.4244253078879</text:p>
          </table:table-cell>
          <table:table-cell office:value-type="float" office:value="-36.0349017979064" calcext:value-type="float">
            <text:p>-36.0349017979064</text:p>
          </table:table-cell>
          <table:table-cell office:value-type="float" office:value="0.158737399802583" calcext:value-type="float">
            <text:p>0.158737399802583</text:p>
          </table:table-cell>
          <table:table-cell office:value-type="float" office:value="28.9841920915854" calcext:value-type="float">
            <text:p>28.9841920915854</text:p>
          </table:table-cell>
          <table:table-cell office:value-type="float" office:value="40.1246679138507" calcext:value-type="float">
            <text:p>40.1246679138507</text:p>
          </table:table-cell>
          <table:table-cell office:value-type="float" office:value="0.989694360326384" calcext:value-type="float">
            <text:p>0.9896943603263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45.1834175401094" calcext:value-type="float">
            <text:p>-45.1834175401094</text:p>
          </table:table-cell>
          <table:table-cell office:value-type="float" office:value="-141.864275404456" calcext:value-type="float">
            <text:p>-141.864275404456</text:p>
          </table:table-cell>
          <table:table-cell office:value-type="float" office:value="-186.406437926699" calcext:value-type="float">
            <text:p>-186.406437926699</text:p>
          </table:table-cell>
          <table:table-cell office:value-type="float" office:value="-208.450815308465" calcext:value-type="float">
            <text:p>-208.450815308465</text:p>
          </table:table-cell>
          <table:table-cell office:value-type="float" office:value="-72.3396963681089" calcext:value-type="float">
            <text:p>-72.3396963681089</text:p>
          </table:table-cell>
          <table:table-cell office:value-type="float" office:value="-35.1833293066297" calcext:value-type="float">
            <text:p>-35.1833293066297</text:p>
          </table:table-cell>
          <table:table-cell office:value-type="float" office:value="0.158672241292476" calcext:value-type="float">
            <text:p>0.158672241292476</text:p>
          </table:table-cell>
          <table:table-cell office:value-type="float" office:value="28.9402180261191" calcext:value-type="float">
            <text:p>28.9402180261191</text:p>
          </table:table-cell>
          <table:table-cell office:value-type="float" office:value="39.5598593610876" calcext:value-type="float">
            <text:p>39.5598593610876</text:p>
          </table:table-cell>
          <table:table-cell office:value-type="float" office:value="0.988689866311652" calcext:value-type="float">
            <text:p>0.9886898663116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5.2108966316969" calcext:value-type="float">
            <text:p>-45.2108966316969</text:p>
          </table:table-cell>
          <table:table-cell office:value-type="float" office:value="-149.005047379669" calcext:value-type="float">
            <text:p>-149.005047379669</text:p>
          </table:table-cell>
          <table:table-cell office:value-type="float" office:value="-185.874385484018" calcext:value-type="float">
            <text:p>-185.874385484018</text:p>
          </table:table-cell>
          <table:table-cell office:value-type="float" office:value="-207.892121231403" calcext:value-type="float">
            <text:p>-207.892121231403</text:p>
          </table:table-cell>
          <table:table-cell office:value-type="float" office:value="-75.0988193073918" calcext:value-type="float">
            <text:p>-75.0988193073918</text:p>
          </table:table-cell>
          <table:table-cell office:value-type="float" office:value="-36.6960795265026" calcext:value-type="float">
            <text:p>-36.6960795265026</text:p>
          </table:table-cell>
          <table:table-cell office:value-type="float" office:value="0.158735487964163" calcext:value-type="float">
            <text:p>0.158735487964163</text:p>
          </table:table-cell>
          <table:table-cell office:value-type="float" office:value="28.9681047044233" calcext:value-type="float">
            <text:p>28.9681047044233</text:p>
          </table:table-cell>
          <table:table-cell office:value-type="float" office:value="41.2166561819097" calcext:value-type="float">
            <text:p>41.2166561819097</text:p>
          </table:table-cell>
          <table:table-cell office:value-type="float" office:value="0.994880725556363" calcext:value-type="float">
            <text:p>0.9948807255563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44.7058632021246" calcext:value-type="float">
            <text:p>-44.7058632021246</text:p>
          </table:table-cell>
          <table:table-cell office:value-type="float" office:value="-150.123205708875" calcext:value-type="float">
            <text:p>-150.123205708875</text:p>
          </table:table-cell>
          <table:table-cell office:value-type="float" office:value="-185.584669484949" calcext:value-type="float">
            <text:p>-185.584669484949</text:p>
          </table:table-cell>
          <table:table-cell office:value-type="float" office:value="-208.615976722396" calcext:value-type="float">
            <text:p>-208.615976722396</text:p>
          </table:table-cell>
          <table:table-cell office:value-type="float" office:value="-72.6171475303201" calcext:value-type="float">
            <text:p>-72.6171475303201</text:p>
          </table:table-cell>
          <table:table-cell office:value-type="float" office:value="-34.5327371950571" calcext:value-type="float">
            <text:p>-34.5327371950571</text:p>
          </table:table-cell>
          <table:table-cell office:value-type="float" office:value="0.158715193128843" calcext:value-type="float">
            <text:p>0.158715193128843</text:p>
          </table:table-cell>
          <table:table-cell office:value-type="float" office:value="28.9539610577816" calcext:value-type="float">
            <text:p>28.9539610577816</text:p>
          </table:table-cell>
          <table:table-cell office:value-type="float" office:value="40.9158299182171" calcext:value-type="float">
            <text:p>40.9158299182171</text:p>
          </table:table-cell>
          <table:table-cell office:value-type="float" office:value="0.983508298385839" calcext:value-type="float">
            <text:p>0.9835082983858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44.8862595782451" calcext:value-type="float">
            <text:p>-44.8862595782451</text:p>
          </table:table-cell>
          <table:table-cell office:value-type="float" office:value="-146.146400871737" calcext:value-type="float">
            <text:p>-146.146400871737</text:p>
          </table:table-cell>
          <table:table-cell office:value-type="float" office:value="-185.700011486856" calcext:value-type="float">
            <text:p>-185.700011486856</text:p>
          </table:table-cell>
          <table:table-cell office:value-type="float" office:value="-208.554633744194" calcext:value-type="float">
            <text:p>-208.554633744194</text:p>
          </table:table-cell>
          <table:table-cell office:value-type="float" office:value="-72.4571611607982" calcext:value-type="float">
            <text:p>-72.4571611607982</text:p>
          </table:table-cell>
          <table:table-cell office:value-type="float" office:value="-35.1515763217498" calcext:value-type="float">
            <text:p>-35.1515763217498</text:p>
          </table:table-cell>
          <table:table-cell office:value-type="float" office:value="0.158682943890461" calcext:value-type="float">
            <text:p>0.158682943890461</text:p>
          </table:table-cell>
          <table:table-cell office:value-type="float" office:value="29.0295305270209" calcext:value-type="float">
            <text:p>29.0295305270209</text:p>
          </table:table-cell>
          <table:table-cell office:value-type="float" office:value="41.1255541824128" calcext:value-type="float">
            <text:p>41.1255541824128</text:p>
          </table:table-cell>
          <table:table-cell office:value-type="float" office:value="0.984917238012843" calcext:value-type="float">
            <text:p>0.9849172380128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45.1038305803346" calcext:value-type="float">
            <text:p>-45.1038305803346</text:p>
          </table:table-cell>
          <table:table-cell office:value-type="float" office:value="-144.619489975196" calcext:value-type="float">
            <text:p>-144.619489975196</text:p>
          </table:table-cell>
          <table:table-cell office:value-type="float" office:value="-185.703060485974" calcext:value-type="float">
            <text:p>-185.703060485974</text:p>
          </table:table-cell>
          <table:table-cell office:value-type="float" office:value="-207.322171291714" calcext:value-type="float">
            <text:p>-207.322171291714</text:p>
          </table:table-cell>
          <table:table-cell office:value-type="float" office:value="-73.7891276186324" calcext:value-type="float">
            <text:p>-73.7891276186324</text:p>
          </table:table-cell>
          <table:table-cell office:value-type="float" office:value="-34.9639110810381" calcext:value-type="float">
            <text:p>-34.9639110810381</text:p>
          </table:table-cell>
          <table:table-cell office:value-type="float" office:value="0.158718638869535" calcext:value-type="float">
            <text:p>0.158718638869535</text:p>
          </table:table-cell>
          <table:table-cell office:value-type="float" office:value="28.972027289513" calcext:value-type="float">
            <text:p>28.972027289513</text:p>
          </table:table-cell>
          <table:table-cell office:value-type="float" office:value="41.1519235169934" calcext:value-type="float">
            <text:p>41.1519235169934</text:p>
          </table:table-cell>
          <table:table-cell office:value-type="float" office:value="0.989546151134579" calcext:value-type="float">
            <text:p>0.9895461511345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45.1459437229026" calcext:value-type="float">
            <text:p>-45.1459437229026</text:p>
          </table:table-cell>
          <table:table-cell office:value-type="float" office:value="-144.023377769775" calcext:value-type="float">
            <text:p>-144.023377769775</text:p>
          </table:table-cell>
          <table:table-cell office:value-type="float" office:value="-185.894338819582" calcext:value-type="float">
            <text:p>-185.894338819582</text:p>
          </table:table-cell>
          <table:table-cell office:value-type="float" office:value="-208.872056533831" calcext:value-type="float">
            <text:p>-208.872056533831</text:p>
          </table:table-cell>
          <table:table-cell office:value-type="float" office:value="-74.2094659721253" calcext:value-type="float">
            <text:p>-74.2094659721253</text:p>
          </table:table-cell>
          <table:table-cell office:value-type="float" office:value="-35.510526485568" calcext:value-type="float">
            <text:p>-35.510526485568</text:p>
          </table:table-cell>
          <table:table-cell office:value-type="float" office:value="0.158697493367701" calcext:value-type="float">
            <text:p>0.158697493367701</text:p>
          </table:table-cell>
          <table:table-cell office:value-type="float" office:value="28.9808245359169" calcext:value-type="float">
            <text:p>28.9808245359169</text:p>
          </table:table-cell>
          <table:table-cell office:value-type="float" office:value="40.8827836270161" calcext:value-type="float">
            <text:p>40.8827836270161</text:p>
          </table:table-cell>
          <table:table-cell office:value-type="float" office:value="0.990896059142885" calcext:value-type="float">
            <text:p>0.9908960591428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44.9678828971382" calcext:value-type="float">
            <text:p>-44.9678828971382</text:p>
          </table:table-cell>
          <table:table-cell office:value-type="float" office:value="-145.876107655165" calcext:value-type="float">
            <text:p>-145.876107655165</text:p>
          </table:table-cell>
          <table:table-cell office:value-type="float" office:value="-186.513796958265" calcext:value-type="float">
            <text:p>-186.513796958265</text:p>
          </table:table-cell>
          <table:table-cell office:value-type="float" office:value="-206.322850259844" calcext:value-type="float">
            <text:p>-206.322850259844</text:p>
          </table:table-cell>
          <table:table-cell office:value-type="float" office:value="-75.1171882549262" calcext:value-type="float">
            <text:p>-75.1171882549262</text:p>
          </table:table-cell>
          <table:table-cell office:value-type="float" office:value="-35.3916998951734" calcext:value-type="float">
            <text:p>-35.3916998951734</text:p>
          </table:table-cell>
          <table:table-cell office:value-type="float" office:value="0.158740991039002" calcext:value-type="float">
            <text:p>0.158740991039002</text:p>
          </table:table-cell>
          <table:table-cell office:value-type="float" office:value="28.9492477427331" calcext:value-type="float">
            <text:p>28.9492477427331</text:p>
          </table:table-cell>
          <table:table-cell office:value-type="float" office:value="38.8246173294936" calcext:value-type="float">
            <text:p>38.8246173294936</text:p>
          </table:table-cell>
          <table:table-cell office:value-type="float" office:value="0.987213686076607" calcext:value-type="float">
            <text:p>0.9872136860766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44.9822360847263" calcext:value-type="float">
            <text:p>-44.9822360847263</text:p>
          </table:table-cell>
          <table:table-cell office:value-type="float" office:value="-146.541473096038" calcext:value-type="float">
            <text:p>-146.541473096038</text:p>
          </table:table-cell>
          <table:table-cell office:value-type="float" office:value="-186.183569608896" calcext:value-type="float">
            <text:p>-186.183569608896</text:p>
          </table:table-cell>
          <table:table-cell office:value-type="float" office:value="-204.767910701649" calcext:value-type="float">
            <text:p>-204.767910701649</text:p>
          </table:table-cell>
          <table:table-cell office:value-type="float" office:value="-74.4152135841702" calcext:value-type="float">
            <text:p>-74.4152135841702</text:p>
          </table:table-cell>
          <table:table-cell office:value-type="float" office:value="-35.5169619134616" calcext:value-type="float">
            <text:p>-35.5169619134616</text:p>
          </table:table-cell>
          <table:table-cell office:value-type="float" office:value="0.158737995754611" calcext:value-type="float">
            <text:p>0.158737995754611</text:p>
          </table:table-cell>
          <table:table-cell office:value-type="float" office:value="28.9820937355074" calcext:value-type="float">
            <text:p>28.9820937355074</text:p>
          </table:table-cell>
          <table:table-cell office:value-type="float" office:value="40.11193236361" calcext:value-type="float">
            <text:p>40.11193236361</text:p>
          </table:table-cell>
          <table:table-cell office:value-type="float" office:value="0.990520743555751" calcext:value-type="float">
            <text:p>0.9905207435557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45.1246932481866" calcext:value-type="float">
            <text:p>-45.1246932481866</text:p>
          </table:table-cell>
          <table:table-cell office:value-type="float" office:value="-146.701733168717" calcext:value-type="float">
            <text:p>-146.701733168717</text:p>
          </table:table-cell>
          <table:table-cell office:value-type="float" office:value="-186.146640696067" calcext:value-type="float">
            <text:p>-186.146640696067</text:p>
          </table:table-cell>
          <table:table-cell office:value-type="float" office:value="-206.726580098403" calcext:value-type="float">
            <text:p>-206.726580098403</text:p>
          </table:table-cell>
          <table:table-cell office:value-type="float" office:value="-72.8248583935089" calcext:value-type="float">
            <text:p>-72.8248583935089</text:p>
          </table:table-cell>
          <table:table-cell office:value-type="float" office:value="-35.2749389875777" calcext:value-type="float">
            <text:p>-35.2749389875777</text:p>
          </table:table-cell>
          <table:table-cell office:value-type="float" office:value="0.15872234335768" calcext:value-type="float">
            <text:p>0.15872234335768</text:p>
          </table:table-cell>
          <table:table-cell office:value-type="float" office:value="28.9556474594285" calcext:value-type="float">
            <text:p>28.9556474594285</text:p>
          </table:table-cell>
          <table:table-cell office:value-type="float" office:value="40.6443722048812" calcext:value-type="float">
            <text:p>40.6443722048812</text:p>
          </table:table-cell>
          <table:table-cell office:value-type="float" office:value="0.990484346882324" calcext:value-type="float">
            <text:p>0.9904843468823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45.4293811940924" calcext:value-type="float">
            <text:p>-45.4293811940924</text:p>
          </table:table-cell>
          <table:table-cell office:value-type="float" office:value="-142.818636227385" calcext:value-type="float">
            <text:p>-142.818636227385</text:p>
          </table:table-cell>
          <table:table-cell office:value-type="float" office:value="-186.109237011808" calcext:value-type="float">
            <text:p>-186.109237011808</text:p>
          </table:table-cell>
          <table:table-cell office:value-type="float" office:value="-208.245245314649" calcext:value-type="float">
            <text:p>-208.245245314649</text:p>
          </table:table-cell>
          <table:table-cell office:value-type="float" office:value="-72.5656542530353" calcext:value-type="float">
            <text:p>-72.5656542530353</text:p>
          </table:table-cell>
          <table:table-cell office:value-type="float" office:value="-35.1513271904274" calcext:value-type="float">
            <text:p>-35.1513271904274</text:p>
          </table:table-cell>
          <table:table-cell office:value-type="float" office:value="0.158711204495655" calcext:value-type="float">
            <text:p>0.158711204495655</text:p>
          </table:table-cell>
          <table:table-cell office:value-type="float" office:value="28.9840908233044" calcext:value-type="float">
            <text:p>28.9840908233044</text:p>
          </table:table-cell>
          <table:table-cell office:value-type="float" office:value="40.3192198812388" calcext:value-type="float">
            <text:p>40.3192198812388</text:p>
          </table:table-cell>
          <table:table-cell office:value-type="float" office:value="1.00015957171114" calcext:value-type="float">
            <text:p>1.000159571711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44.9662864180419" calcext:value-type="float">
            <text:p>-44.9662864180419</text:p>
          </table:table-cell>
          <table:table-cell office:value-type="float" office:value="-146.8240903204" calcext:value-type="float">
            <text:p>-146.8240903204</text:p>
          </table:table-cell>
          <table:table-cell office:value-type="float" office:value="-186.039828057575" calcext:value-type="float">
            <text:p>-186.039828057575</text:p>
          </table:table-cell>
          <table:table-cell office:value-type="float" office:value="-205.539423745124" calcext:value-type="float">
            <text:p>-205.539423745124</text:p>
          </table:table-cell>
          <table:table-cell office:value-type="float" office:value="-75.8127638523949" calcext:value-type="float">
            <text:p>-75.8127638523949</text:p>
          </table:table-cell>
          <table:table-cell office:value-type="float" office:value="-35.2822015211225" calcext:value-type="float">
            <text:p>-35.2822015211225</text:p>
          </table:table-cell>
          <table:table-cell office:value-type="float" office:value="0.158744391932108" calcext:value-type="float">
            <text:p>0.158744391932108</text:p>
          </table:table-cell>
          <table:table-cell office:value-type="float" office:value="28.9629059536054" calcext:value-type="float">
            <text:p>28.9629059536054</text:p>
          </table:table-cell>
          <table:table-cell office:value-type="float" office:value="39.0306173683538" calcext:value-type="float">
            <text:p>39.0306173683538</text:p>
          </table:table-cell>
          <table:table-cell office:value-type="float" office:value="0.990903890367594" calcext:value-type="float">
            <text:p>0.9909038903675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44.7473245287703" calcext:value-type="float">
            <text:p>-44.7473245287703</text:p>
          </table:table-cell>
          <table:table-cell office:value-type="float" office:value="-148.253768321463" calcext:value-type="float">
            <text:p>-148.253768321463</text:p>
          </table:table-cell>
          <table:table-cell office:value-type="float" office:value="-185.819374102098" calcext:value-type="float">
            <text:p>-185.819374102098</text:p>
          </table:table-cell>
          <table:table-cell office:value-type="float" office:value="-208.786477361878" calcext:value-type="float">
            <text:p>-208.786477361878</text:p>
          </table:table-cell>
          <table:table-cell office:value-type="float" office:value="-72.5198447428018" calcext:value-type="float">
            <text:p>-72.5198447428018</text:p>
          </table:table-cell>
          <table:table-cell office:value-type="float" office:value="-34.6943710115163" calcext:value-type="float">
            <text:p>-34.6943710115163</text:p>
          </table:table-cell>
          <table:table-cell office:value-type="float" office:value="0.158712092985976" calcext:value-type="float">
            <text:p>0.158712092985976</text:p>
          </table:table-cell>
          <table:table-cell office:value-type="float" office:value="29.0110780977392" calcext:value-type="float">
            <text:p>29.0110780977392</text:p>
          </table:table-cell>
          <table:table-cell office:value-type="float" office:value="39.395911499418" calcext:value-type="float">
            <text:p>39.395911499418</text:p>
          </table:table-cell>
          <table:table-cell office:value-type="float" office:value="0.986446619764208" calcext:value-type="float">
            <text:p>0.9864466197642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45.2884036430249" calcext:value-type="float">
            <text:p>-45.2884036430249</text:p>
          </table:table-cell>
          <table:table-cell office:value-type="float" office:value="-141.491790139116" calcext:value-type="float">
            <text:p>-141.491790139116</text:p>
          </table:table-cell>
          <table:table-cell office:value-type="float" office:value="-185.941037538189" calcext:value-type="float">
            <text:p>-185.941037538189</text:p>
          </table:table-cell>
          <table:table-cell office:value-type="float" office:value="-206.196042300105" calcext:value-type="float">
            <text:p>-206.196042300105</text:p>
          </table:table-cell>
          <table:table-cell office:value-type="float" office:value="-75.2621348975511" calcext:value-type="float">
            <text:p>-75.2621348975511</text:p>
          </table:table-cell>
          <table:table-cell office:value-type="float" office:value="-35.1375057448983" calcext:value-type="float">
            <text:p>-35.1375057448983</text:p>
          </table:table-cell>
          <table:table-cell office:value-type="float" office:value="0.158747104188685" calcext:value-type="float">
            <text:p>0.158747104188685</text:p>
          </table:table-cell>
          <table:table-cell office:value-type="float" office:value="29.0290359879317" calcext:value-type="float">
            <text:p>29.0290359879317</text:p>
          </table:table-cell>
          <table:table-cell office:value-type="float" office:value="38.9698651787446" calcext:value-type="float">
            <text:p>38.9698651787446</text:p>
          </table:table-cell>
          <table:table-cell office:value-type="float" office:value="1.00051845847577" calcext:value-type="float">
            <text:p>1.00051845847577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1:.B30])" office:value-type="float" office:value="-44.6091675972745" calcext:value-type="float">
            <text:p>-44.6091675972745</text:p>
          </table:table-cell>
          <table:table-cell table:formula="of:=MAX([.C1:.C30])" office:value-type="float" office:value="-140.88836261016" calcext:value-type="float">
            <text:p>-140.88836261016</text:p>
          </table:table-cell>
          <table:table-cell table:formula="of:=MAX([.D1:.D30])" office:value-type="float" office:value="-185.584669484949" calcext:value-type="float">
            <text:p>-185.584669484949</text:p>
          </table:table-cell>
          <table:table-cell table:formula="of:=MAX([.E1:.E30])" office:value-type="float" office:value="-204.767910701649" calcext:value-type="float">
            <text:p>-204.767910701649</text:p>
          </table:table-cell>
          <table:table-cell table:formula="of:=MAX([.F1:.F30])" office:value-type="float" office:value="-72.2345268838752" calcext:value-type="float">
            <text:p>-72.2345268838752</text:p>
          </table:table-cell>
          <table:table-cell table:formula="of:=MAX([.G1:.G30])" office:value-type="float" office:value="-34.444259460469" calcext:value-type="float">
            <text:p>-34.444259460469</text:p>
          </table:table-cell>
          <table:table-cell table:formula="of:=MAX([.H1:.H30])" office:value-type="float" office:value="0.158747104188685" calcext:value-type="float">
            <text:p>0.158747104188685</text:p>
          </table:table-cell>
          <table:table-cell table:formula="of:=MAX([.I1:.I30])" office:value-type="float" office:value="29.0376091089268" calcext:value-type="float">
            <text:p>29.0376091089268</text:p>
          </table:table-cell>
          <table:table-cell table:formula="of:=MAX([.J1:.J30])" office:value-type="float" office:value="41.2765813635548" calcext:value-type="float">
            <text:p>41.2765813635548</text:p>
          </table:table-cell>
          <table:table-cell table:formula="of:=MAX([.K1:.K30])" office:value-type="float" office:value="1.00229777011639" calcext:value-type="float">
            <text:p>1.0022977701163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1:.B30])" office:value-type="float" office:value="-45.5388323162565" calcext:value-type="float">
            <text:p>-45.5388323162565</text:p>
          </table:table-cell>
          <table:table-cell table:formula="of:=MIN([.C1:.C30])" office:value-type="float" office:value="-150.123205708875" calcext:value-type="float">
            <text:p>-150.123205708875</text:p>
          </table:table-cell>
          <table:table-cell table:formula="of:=MIN([.D1:.D30])" office:value-type="float" office:value="-186.513796958265" calcext:value-type="float">
            <text:p>-186.513796958265</text:p>
          </table:table-cell>
          <table:table-cell table:formula="of:=MIN([.E1:.E30])" office:value-type="float" office:value="-208.872056533831" calcext:value-type="float">
            <text:p>-208.872056533831</text:p>
          </table:table-cell>
          <table:table-cell table:formula="of:=MIN([.F1:.F30])" office:value-type="float" office:value="-75.8127638523949" calcext:value-type="float">
            <text:p>-75.8127638523949</text:p>
          </table:table-cell>
          <table:table-cell table:formula="of:=MIN([.G1:.G30])" office:value-type="float" office:value="-36.6960795265026" calcext:value-type="float">
            <text:p>-36.6960795265026</text:p>
          </table:table-cell>
          <table:table-cell table:formula="of:=MIN([.H1:.H30])" office:value-type="float" office:value="0.158672241292476" calcext:value-type="float">
            <text:p>0.158672241292476</text:p>
          </table:table-cell>
          <table:table-cell table:formula="of:=MIN([.I1:.I30])" office:value-type="float" office:value="28.9366654964572" calcext:value-type="float">
            <text:p>28.9366654964572</text:p>
          </table:table-cell>
          <table:table-cell table:formula="of:=MIN([.J1:.J30])" office:value-type="float" office:value="38.8246173294936" calcext:value-type="float">
            <text:p>38.8246173294936</text:p>
          </table:table-cell>
          <table:table-cell table:formula="of:=MIN([.K1:.K30])" office:value-type="float" office:value="0.980528149714897" calcext:value-type="float">
            <text:p>0.980528149714897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1" office:value-type="float" office:value="-45.1351310222373" calcext:value-type="float">
            <text:p>-45.1351310222373</text:p>
          </table:table-cell>
          <table:table-cell table:style-name="ce1" office:value-type="float" office:value="-145.382167908057" calcext:value-type="float">
            <text:p>-145.382167908057</text:p>
          </table:table-cell>
          <table:table-cell table:style-name="ce1" office:value-type="float" office:value="-186.065399575124" calcext:value-type="float">
            <text:p>-186.065399575124</text:p>
          </table:table-cell>
          <table:table-cell table:style-name="ce1" office:value-type="float" office:value="-206.579593890106" calcext:value-type="float">
            <text:p>-206.579593890106</text:p>
          </table:table-cell>
          <table:table-cell table:style-name="ce1" office:value-type="float" office:value="-74.0263331764599" calcext:value-type="float">
            <text:p>-74.0263331764599</text:p>
          </table:table-cell>
          <table:table-cell table:style-name="ce1" office:value-type="float" office:value="-35.6582611147917" calcext:value-type="float">
            <text:p>-35.6582611147917</text:p>
          </table:table-cell>
          <table:table-cell table:style-name="ce1" office:value-type="float" office:value="0.158706769332587" calcext:value-type="float">
            <text:p>0.158706769332587</text:p>
          </table:table-cell>
          <table:table-cell table:style-name="ce1" office:value-type="float" office:value="28.9867890577721" calcext:value-type="float">
            <text:p>28.9867890577721</text:p>
          </table:table-cell>
          <table:table-cell table:style-name="ce1" office:value-type="float" office:value="40.0047904804136" calcext:value-type="float">
            <text:p>40.0047904804136</text:p>
          </table:table-cell>
          <table:table-cell table:style-name="ce1" office:value-type="float" office:value="0.992423332283364" calcext:value-type="float">
            <text:p>0.992423332283364</text:p>
          </table:table-cell>
        </table:table-row>
        <table:table-row table:style-name="ro1">
          <table:table-cell office:value-type="string" calcext:value-type="string">
            <text:p>del_max</text:p>
          </table:table-cell>
          <table:table-cell table:formula="of:=ABS([.B31]-[.B33])" office:value-type="float" office:value="0.525963424962789" calcext:value-type="float">
            <text:p>0.525963424962789</text:p>
          </table:table-cell>
          <table:table-cell table:formula="of:=ABS([.C31]-[.C33])" office:value-type="float" office:value="4.49380529789721" calcext:value-type="float">
            <text:p>4.49380529789721</text:p>
          </table:table-cell>
          <table:table-cell table:formula="of:=ABS([.D31]-[.D33])" office:value-type="float" office:value="0.480730090175399" calcext:value-type="float">
            <text:p>0.480730090175399</text:p>
          </table:table-cell>
          <table:table-cell table:formula="of:=ABS([.E31]-[.E33])" office:value-type="float" office:value="1.81168318845704" calcext:value-type="float">
            <text:p>1.81168318845704</text:p>
          </table:table-cell>
          <table:table-cell table:formula="of:=ABS([.F31]-[.F33])" office:value-type="float" office:value="1.7918062925847" calcext:value-type="float">
            <text:p>1.7918062925847</text:p>
          </table:table-cell>
          <table:table-cell table:formula="of:=ABS([.G31]-[.G33])" office:value-type="float" office:value="1.21400165432274" calcext:value-type="float">
            <text:p>1.21400165432274</text:p>
          </table:table-cell>
          <table:table-cell table:formula="of:=ABS([.H31]-[.H33])" office:value-type="float" office:value="0.0000403348560975847" calcext:value-type="float">
            <text:p>4.03348560975847E-05</text:p>
          </table:table-cell>
          <table:table-cell table:formula="of:=ABS([.I31]-[.I33])" office:value-type="float" office:value="0.050820051154659" calcext:value-type="float">
            <text:p>0.050820051154659</text:p>
          </table:table-cell>
          <table:table-cell table:formula="of:=ABS([.J31]-[.J33])" office:value-type="float" office:value="1.27179088314118" calcext:value-type="float">
            <text:p>1.27179088314118</text:p>
          </table:table-cell>
          <table:table-cell table:formula="of:=ABS([.K31]-[.K33])" office:value-type="float" office:value="0.00987443783302477" calcext:value-type="float">
            <text:p>0.009874437833025</text:p>
          </table:table-cell>
        </table:table-row>
        <table:table-row table:style-name="ro1">
          <table:table-cell office:value-type="string" calcext:value-type="string">
            <text:p>del_min</text:p>
          </table:table-cell>
          <table:table-cell table:formula="of:=ABS([.B32]-[.B33])" office:value-type="float" office:value="0.403701294019221" calcext:value-type="float">
            <text:p>0.403701294019221</text:p>
          </table:table-cell>
          <table:table-cell table:formula="of:=ABS([.C32]-[.C33])" office:value-type="float" office:value="4.74103780081811" calcext:value-type="float">
            <text:p>4.74103780081811</text:p>
          </table:table-cell>
          <table:table-cell table:formula="of:=ABS([.D32]-[.D33])" office:value-type="float" office:value="0.448397383141213" calcext:value-type="float">
            <text:p>0.448397383141213</text:p>
          </table:table-cell>
          <table:table-cell table:formula="of:=ABS([.E32]-[.E33])" office:value-type="float" office:value="2.29246264372472" calcext:value-type="float">
            <text:p>2.29246264372472</text:p>
          </table:table-cell>
          <table:table-cell table:formula="of:=ABS([.F32]-[.F33])" office:value-type="float" office:value="1.78643067593495" calcext:value-type="float">
            <text:p>1.78643067593495</text:p>
          </table:table-cell>
          <table:table-cell table:formula="of:=ABS([.G32]-[.G33])" office:value-type="float" office:value="1.03781841171091" calcext:value-type="float">
            <text:p>1.03781841171091</text:p>
          </table:table-cell>
          <table:table-cell table:formula="of:=ABS([.H32]-[.H33])" office:value-type="float" office:value="0.0000345280401106707" calcext:value-type="float">
            <text:p>3.45280401106707E-05</text:p>
          </table:table-cell>
          <table:table-cell table:formula="of:=ABS([.I32]-[.I33])" office:value-type="float" office:value="0.0501235613149262" calcext:value-type="float">
            <text:p>0.050123561314926</text:p>
          </table:table-cell>
          <table:table-cell table:formula="of:=ABS([.J32]-[.J33])" office:value-type="float" office:value="1.18017315091996" calcext:value-type="float">
            <text:p>1.18017315091996</text:p>
          </table:table-cell>
          <table:table-cell table:formula="of:=ABS([.K32]-[.K33])" office:value-type="float" office:value="0.0118951825684667" calcext:value-type="float">
            <text:p>0.0118951825684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0T15:36:15.830227459</meta:creation-date>
    <dc:date>2022-09-20T15:45:30.625209913</dc:date>
    <meta:editing-duration>PT9M18S</meta:editing-duration>
    <meta:editing-cycles>1</meta:editing-cycles>
    <meta:generator>LibreOffice/6.0.7.3$Linux_X86_64 LibreOffice_project/00m0$Build-3</meta:generator>
    <meta:document-statistic meta:table-count="1" meta:cell-count="385" meta:object-count="0"/>
  </office:meta>
</office:document-meta>
</file>